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8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.93" calcext:value-type="float">
            <text:p>9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nus points: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Connolly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alo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3:07:56.014124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17T13:26:05.950887410</dc:date>
    <meta:editing-duration>PT4H10M21S</meta:editing-duration>
    <meta:editing-cycles>44</meta:editing-cycles>
    <meta:generator>LibreOffice/5.1.6.2$Linux_X86_64 LibreOffice_project/10m0$Build-2</meta:generator>
    <meta:document-statistic meta:table-count="1" meta:cell-count="967" meta:object-count="0"/>
  </office:meta>
</office:document-meta>
</file>